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ondClientHttpRequestInterceptor.intercept( HttpRequest request , byte [ ] body , ClientHttpRequestExecution exec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rdClientHttpRequestInterceptor.intercept( HttpRequest request , byte [ ] body , ClientHttpRequestExecution exec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stClientHttpRequestInterceptor.intercept( HttpRequest request , byte [ ] body , ClientHttpRequestExecution exec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ingHttpAccessorTests.ge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condClientHttpRequestIntercep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